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2" svg:font-family="'Albany AMT'" style:font-family-generic="swiss"/>
    <style:font-face style:name="Cumberland AMT" svg:font-family="'Cumberland AMT'" style:font-family-generic="modern" style:font-pitch="fixed"/>
    <style:font-face style:name="方正宋体1" svg:font-family="方正宋体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8d2dc"/>
    </style:style>
    <style:style style:name="P2" style:family="paragraph" style:parent-style-name="Standard">
      <style:text-properties officeooo:paragraph-rsid="000a10cc"/>
    </style:style>
    <style:style style:name="T1" style:family="text">
      <style:text-properties fo:color="#0a14e2"/>
    </style:style>
    <style:style style:name="T2" style:family="text">
      <style:text-properties fo:color="#0a14e2" officeooo:rsid="0008d2dc"/>
    </style:style>
    <style:style style:name="T3" style:family="text">
      <style:text-properties fo:color="#0a14e2" officeooo:rsid="000a1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eletype"><text:span text:style-name="T2">TaiPei:</text:span></text:span></text:p>
      <text:p text:style-name="P2"><text:bookmark text:name="popup-edit"/><text:a xlink:type="simple" xlink:href="https://preload.suse.de/models/114/edit"><text:span text:style-name="Teletype"><text:span text:style-name="T2">HP Roxette 1.0 SI SKU4</text:span></text:span></text:a><text:span text:style-name="Teletype"><text:span text:style-name="T2"> <text:s text:c="3"/></text:span></text:span></text:p>
      <text:p text:style-name="P2"><text:bookmark text:name="popup-edit20"/><text:a xlink:type="simple" xlink:href="https://preload.suse.de/models/116/edit"><text:span text:style-name="Teletype"><text:span text:style-name="T2">HP Ramones 1.0 SI SKU 13</text:span></text:span></text:a><text:span text:style-name="Teletype"><text:span text:style-name="T2"> <text:s text:c="3"/></text:span></text:span><text:bookmark text:name="popup-edit21"/><text:a xlink:type="simple" xlink:href="https://preload.suse.de/units/158/edit"><text:span text:style-name="Teletype">S/N 70A20SI06F</text:span></text:a></text:p>
      <text:p text:style-name="P2"><text:bookmark text:name="popup-edit22"/><text:a xlink:type="simple" xlink:href="https://preload.suse.de/models/116/edit"><text:span text:style-name="Teletype"><text:span text:style-name="T2">HP Ramones 1.0 SI SKU 14</text:span></text:span></text:a></text:p>
      <text:p text:style-name="P2"><text:bookmark text:name="popup-edit23"/><text:a xlink:type="simple" xlink:href="https://preload.suse.de/models/116/edit"><text:span text:style-name="Teletype"><text:span text:style-name="T2">HP Ramones 1.0 SI Build SKU14 - Balance</text:span></text:span></text:a></text:p>
      <text:p text:style-name="P2"><text:bookmark text:name="popup-edit24"/><text:a xlink:type="simple" xlink:href="https://preload.suse.de/models/133/edit"><text:span text:style-name="Teletype"><text:span text:style-name="T2">HP Penn6U 1.0 CHI-P#06-SI (SKU6)</text:span></text:span></text:a><text:span text:style-name="Teletype"><text:span text:style-name="T2"> <text:s text:c="3"/></text:span></text:span><text:bookmark text:name="popup-edit25"/><text:a xlink:type="simple" xlink:href="https://preload.suse.de/units/183/edit"><text:span text:style-name="Teletype">S/N: 4CZ04501Y7</text:span></text:a></text:p>
      <text:p text:style-name="P2"><text:bookmark text:name="popup-edit26"/><text:a xlink:type="simple" xlink:href="https://preload.suse.de/models/134/edit"><text:span text:style-name="Teletype"><text:span text:style-name="T2">HP Hopkins6U 1.0 CHI-H#07-SI (SKU 7)</text:span></text:span></text:a><text:span text:style-name="Teletype"><text:span text:style-name="T2"> <text:s/></text:span></text:span><text:bookmark text:name="popup-edit27"/><text:a xlink:type="simple" xlink:href="https://preload.suse.de/units/184/edit"><text:span text:style-name="Teletype">S/N: 4CZ04502CP</text:span></text:a></text:p>
      <text:p text:style-name="P2"><text:bookmark text:name="popup-edit28"/><text:a xlink:type="simple" xlink:href="https://preload.suse.de/models/133/edit"><text:span text:style-name="Teletype"><text:span text:style-name="T2">HP Penn6U 1.0 CHI-P#04-SI (SKU 4)</text:span></text:span></text:a><text:span text:style-name="Teletype"><text:span text:style-name="T2"> <text:s text:c="3"/></text:span></text:span><text:bookmark text:name="popup-edit29"/><text:a xlink:type="simple" xlink:href="https://preload.suse.de/units/185/edit"><text:span text:style-name="Teletype">S/N: 4CZ0450296</text:span></text:a></text:p>
      <text:p text:style-name="P2"><text:bookmark text:name="popup-edit30"/><text:a xlink:type="simple" xlink:href="https://preload.suse.de/models/133/edit"><text:span text:style-name="Teletype"><text:span text:style-name="T2">HP Penn6U 1.0 CHI-P#02-SI (SKU 2)</text:span></text:span></text:a><text:span text:style-name="Teletype"><text:span text:style-name="T2"> <text:s text:c="3"/></text:span></text:span><text:bookmark text:name="popup-edit31"/><text:a xlink:type="simple" xlink:href="https://preload.suse.de/units/186/edit"><text:span text:style-name="Teletype">S/N: 4CZ04501PF</text:span></text:a></text:p>
      <text:p text:style-name="P2"><text:bookmark text:name="popup-edit33"/><text:a xlink:type="simple" xlink:href="https://preload.suse.de/models/163/edit"><text:span text:style-name="Teletype">HP Hoffman 1.0</text:span></text:a><text:span text:style-name="Teletype"><text:span text:style-name="T2"> <text:s text:c="8"/></text:span></text:span><text:bookmark text:name="popup-edit34"/><text:a xlink:type="simple" xlink:href="https://preload.suse.de/units/287/edit"><text:span text:style-name="Teletype">15.6" Intel Huron River. HOFF10-SI1-05-011.</text:span></text:a></text:p>
      <text:p text:style-name="P2"><text:bookmark text:name="popup-edit35"/><text:a xlink:type="simple" xlink:href="https://preload.suse.de/models/166/edit"><text:span text:style-name="Teletype"><text:span text:style-name="T2">HP Hanks 1.3 </text:span></text:span></text:a><text:span text:style-name="Teletype"><text:span text:style-name="T2"><text:s text:c="2"/></text:span></text:span><text:bookmark text:name="popup-edit36"/><text:a xlink:type="simple" xlink:href="https://preload.suse.de/units/291/edit"><text:span text:style-name="Teletype">14". HANK10-SI1-04-007. S/N:CNF040267M</text:span></text:a></text:p>
      <text:p text:style-name="P2"><text:span text:style-name="Teletype"><text:span text:style-name="T3">xxx <text:s text:c="5"/></text:span></text:span><text:bookmark text:name="popup-edit37"/><text:a xlink:type="simple" xlink:href="https://preload.suse.de/units/296/edit"><text:span text:style-name="Teletype">S/N: 71814S10PW PCBC01ZAG000 SI Build SKU5 Balance5</text:span></text:a></text:p>
      <text:p text:style-name="P2"><text:span text:style-name="Teletype"><text:span text:style-name="T3"/></text:span></text:p>
      <text:p text:style-name="P2"><text:bookmark text:name="popup-edit38"/><text:a xlink:type="simple" xlink:href="https://preload.suse.de/models/149/edit"><text:span text:style-name="Teletype"><text:span text:style-name="T3">HP Calvin 1.0 HP CALVIN SI Build SKU16 Balance 3</text:span></text:span></text:a><text:span text:style-name="Teletype"><text:span text:style-name="T3"> <text:s text:c="2"/></text:span></text:span><text:bookmark text:name="popup-edit39"/><text:a xlink:type="simple" xlink:href="https://preload.suse.de/units/310/edit"><text:span text:style-name="Teletype">S/N: 71860S10LA lend it to Matt chen</text:span></text:a></text:p>
      <text:p text:style-name="P2"><text:span text:style-name="Teletype"><text:span text:style-name="T3"/></text:span></text:p>
      <text:p text:style-name="P2"><text:bookmark text:name="popup-edit40"/><text:a xlink:type="simple" xlink:href="https://preload.suse.de/models/149/edit"><text:span text:style-name="Teletype"><text:span text:style-name="T3">HP Calvin 1.0 CALVIN B SI SKU5 DIS Balance 5 6470b</text:span></text:span></text:a></text:p>
      <text:p text:style-name="P2"><text:bookmark text:name="popup-edit41"/><text:a xlink:type="simple" xlink:href="https://preload.suse.de/units/311/edit"><text:span text:style-name="Teletype"><text:span text:style-name="T3">EMS shipping to Matt chen(TW) (EE046422022CN)</text:span></text:span></text:a></text:p>
      <text:p text:style-name="P2"><text:span text:style-name="Teletype"><text:span text:style-name="T3"/></text:span></text:p>
      <text:p text:style-name="P2"><text:bookmark text:name="popup-edit42"/><text:a xlink:type="simple" xlink:href="https://preload.suse.de/models/157/edit"><text:span text:style-name="Teletype"><text:span text:style-name="T3">HP Tarzan TARZAN 1.0 SI SKUD MINI1</text:span></text:span></text:a></text:p>
      <text:p text:style-name="P2"><text:bookmark text:name="popup-edit43"/><text:a xlink:type="simple" xlink:href="https://preload.suse.de/units/332/edit"><text:span text:style-name="Teletype"><text:span text:style-name="T3">S/N:71c11s101k lend it to Matt chen</text:span></text:span></text:a></text:p>
      <text:p text:style-name="P2"><text:span text:style-name="Teletype"><text:span text:style-name="T3"/></text:span></text:p>
      <text:p text:style-name="P2"><text:bookmark text:name="popup-edit44"/><text:a xlink:type="simple" xlink:href="https://preload.suse.de/models/154/edit"><text:span text:style-name="Teletype"><text:span text:style-name="T3">HP Popeye PLANT F310/POPEYE14 SI-1 SKU2</text:span></text:span></text:a></text:p>
      <text:p text:style-name="P2"><text:bookmark text:name="popup-edit45"/><text:a xlink:type="simple" xlink:href="https://preload.suse.de/units/333/edit"><text:span text:style-name="Teletype"><text:span text:style-name="T3">SSN:ABC149000M PN:814RT01002G lend it to matt chen</text:span></text:span></text:a></text:p>
      <text:p text:style-name="P2"><text:span text:style-name="Teletype"><text:span text:style-name="T3"/></text:span></text:p>
      <text:p text:style-name="P2"><text:bookmark text:name="popup-edit46"/><text:a xlink:type="simple" xlink:href="https://preload.suse.de/models/155/edit"><text:span text:style-name="Teletype"><text:span text:style-name="T3">HP Pebbles PLANT F310/PEBBLES 15 SI-1 SKU8</text:span></text:span></text:a></text:p>
      <text:p text:style-name="P2"><text:bookmark text:name="popup-edit47"/><text:a xlink:type="simple" xlink:href="https://preload.suse.de/units/334/edit"><text:span text:style-name="Teletype"><text:span text:style-name="T3">SSN:ABC149008W PN;814SM01002G lend it to matt chen</text:span></text:span></text:a></text:p>
      <text:p text:style-name="P2"><text:span text:style-name="Teletype"><text:span text:style-name="T3"/></text:span></text:p>
      <text:p text:style-name="P2"><text:bookmark text:name="popup-edit48"/><text:a xlink:type="simple" xlink:href="https://preload.suse.de/models/155/edit"><text:span text:style-name="Teletype"><text:span text:style-name="T3">HP Pebbles PEBBLES 15 SI SKU12/4545S</text:span></text:span></text:a></text:p>
      <text:p text:style-name="P2"><text:bookmark text:name="popup-edit49"/><text:a xlink:type="simple" xlink:href="https://preload.suse.de/units/404/edit"><text:span text:style-name="Teletype"><text:span text:style-name="T3">SSN:ABC14900D2</text:span></text:span></text:a></text:p>
      <text:p text:style-name="P2"><text:span text:style-name="Teletype"><text:span text:style-name="T3"/></text:span></text:p>
      <text:p text:style-name="P2"><text:bookmark text:name="popup-edit50"/><text:a xlink:type="simple" xlink:href="https://preload.suse.de/models/177/edit"><text:span text:style-name="Teletype"><text:span text:style-name="T3">HP Viper SI SKU4</text:span></text:span></text:a></text:p>
      <text:p text:style-name="P2"><text:span text:style-name="Teletype"><text:span text:style-name="T3"/></text:span></text:p>
      <text:p text:style-name="P2"><text:bookmark text:name="popup-edit51"/><text:a xlink:type="simple" xlink:href="https://preload.suse.de/models/178/edit"><text:span text:style-name="Teletype"><text:span text:style-name="T3">HP Afterburn SI SKU2</text:span></text:span></text:a></text:p>
      <text:p text:style-name="P2"><text:bookmark text:name="popup-edit52"/><text:a xlink:type="simple" xlink:href="https://preload.suse.de/units/431/edit"><text:span text:style-name="Teletype"><text:span text:style-name="T3">send it to matt chen on 2013/1/15</text:span></text:span></text:a></text:p>
      <text:p text:style-name="P2"><text:span text:style-name="Teletype"><text:span text:style-name="T3"/></text:span></text:p>
      <text:p text:style-name="P2"><text:bookmark text:name="popup-edit53"/><text:a xlink:type="simple" xlink:href="https://preload.suse.de/models/178/edit"><text:span text:style-name="Teletype"><text:span text:style-name="T3">HP Afterburn SI SKU3</text:span></text:span></text:a></text:p>
      <text:p text:style-name="P2"><text:bookmark text:name="popup-edit54"/><text:a xlink:type="simple" xlink:href="https://preload.suse.de/units/432/edit"><text:span text:style-name="Teletype"><text:span text:style-name="T3">send to matt chen on 2013/1/15</text:span></text:span></text:a></text:p>
      <text:p text:style-name="P2"><text:span text:style-name="Teletype"><text:span text:style-name="T3"/></text:span></text:p>
      <text:p text:style-name="P2"><text:bookmark text:name="popup-edit55"/><text:a xlink:type="simple" xlink:href="https://preload.suse.de/models/182/edit"><text:span text:style-name="Teletype"><text:span text:style-name="T3">HP Python SI SKU5</text:span></text:span></text:a></text:p>
      <text:p text:style-name="P2"><text:span text:style-name="Teletype"><text:span text:style-name="T3"/></text:span></text:p>
      <text:p text:style-name="P2"><text:bookmark text:name="popup-edit56"/><text:a xlink:type="simple" xlink:href="https://preload.suse.de/models/189/edit"><text:span text:style-name="Teletype"><text:span text:style-name="T3">HP Rampage SI-1 SKU3</text:span></text:span></text:a></text:p>
      <text:p text:style-name="P2"><text:span text:style-name="Teletype"><text:span text:style-name="T3"/></text:span></text:p>
      <text:p text:style-name="P2"><text:bookmark text:name="popup-edit57"/><text:a xlink:type="simple" xlink:href="https://preload.suse.de/models/192/edit"><text:span text:style-name="Teletype"><text:span text:style-name="T3">HP Bullet SI-2 UMA SKU2</text:span></text:span></text:a></text:p>
      <text:p text:style-name="P2"><text:span text:style-name="Teletype"><text:span text:style-name="T3"/></text:span></text:p>
      <text:p text:style-name="P2"><text:span text:style-name="Teletype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 AMT2" svg:font-family="'Albany AMT'" style:font-family-generic="swiss"/>
    <style:font-face style:name="Cumberland AMT" svg:font-family="'Cumberland AMT'" style:font-family-generic="modern" style:font-pitch="fixed"/>
    <style:font-face style:name="方正宋体1" svg:font-family="方正宋体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方正宋体" svg:font-family="方正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horndale AMT" fo:font-size="12pt" fo:language="en" fo:country="US" style:letter-kerning="true" style:font-name-asian="方正宋体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方正宋体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lbany AMT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lbany AMT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 AMT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umberland AMT" style:font-name-asian="方正宋体1" style:font-name-complex="Cumberland AM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xiaojun </meta:initial-creator>
    <meta:creation-date>2014-03-17T10:06:21</meta:creation-date>
    <meta:printed-by>xiaojun </meta:printed-by>
    <meta:print-date>2014-03-17T10:35:50</meta:print-date>
    <dc:date>2014-03-17T18:14:34</dc:date>
    <dc:creator>xiaojun </dc:creator>
    <meta:editing-duration>PT7H37M47S</meta:editing-duration>
    <meta:editing-cycles>1</meta:editing-cycles>
    <meta:document-statistic meta:table-count="0" meta:image-count="0" meta:object-count="0" meta:page-count="1" meta:paragraph-count="31" meta:word-count="200" meta:character-count="1186" meta:non-whitespace-character-count="983"/>
    <meta:generator>LibreOffice/3.6$Linux_X86_64 LibreOffice_project/360m1$Build-304</meta:generator>
  </office:meta>
</office:document-meta>
</file>